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『Pacify the wrath of the four lions in
the order they guide』</text:p>
          </table:table-cell>
          <table:table-cell table:number-columns-repeated="1020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style-name="ce0"/>
          <table:table-cell table:style-name="ce0"/>
          <table:table-cell table:style-name="ce0" office:value-type="string">
            <text:p>『The door shall not open for those who
cannot "see" the guiding voice』</text:p>
          </table:table-cell>
          <table:table-cell table:number-columns-repeated="1020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vice for repelling would-be invaders.
It may be fake, however.</text:p>
          </table:table-cell>
          <table:table-cell table:number-columns-repeated="1020"/>
        </table:table-row>
        <table:table-row>
          <table:table-cell table:style-name="ce0" office:value-type="string">
            <text:p>おおお！　ワタシの出番だナ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aah! Sounds like it's my Tuuurn!</text:p>
          </table:table-cell>
          <table:table-cell table:number-columns-repeated="1020"/>
        </table:table-row>
        <table:table-row>
          <table:table-cell table:style-name="ce0" office:value-type="string">
            <text:p>口の中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inside its mouth.</text:p>
          </table:table-cell>
          <table:table-cell table:number-columns-repeated="1020"/>
        </table:table-row>
        <table:table-row>
          <table:table-cell table:style-name="ce0" office:value-type="string">
            <text:p>押します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pressing it</text:p>
          </table:table-cell>
          <table:table-cell table:number-columns-repeated="1020"/>
        </table:table-row>
        <table:table-row>
          <table:table-cell table:style-name="ce0" office:value-type="string">
            <text:p>アカン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</text:p>
          </table:table-cell>
          <table:table-cell table:number-columns-repeated="1020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device seems to have rese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9T12:11:03+02:00</meta:creation-date>
    <dc:date>2020-03-29T12:11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